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9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2.136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004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2.581cm"/>
    </style:style>
    <style:style style:name="co14" style:family="table-column">
      <style:table-column-properties fo:break-before="auto" style:column-width="3.551cm"/>
    </style:style>
    <style:style style:name="co15" style:family="table-column">
      <style:table-column-properties fo:break-before="auto" style:column-width="0.582cm"/>
    </style:style>
    <style:style style:name="co16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10.134cm"/>
    </style:style>
    <style:style style:name="co18" style:family="table-column">
      <style:table-column-properties fo:break-before="auto" style:column-width="6.354cm"/>
    </style:style>
    <style:style style:name="co19" style:family="table-column">
      <style:table-column-properties fo:break-before="auto" style:column-width="4.306cm"/>
    </style:style>
    <style:style style:name="co20" style:family="table-column">
      <style:table-column-properties fo:break-before="auto" style:column-width="3.163cm"/>
    </style:style>
    <style:style style:name="co21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transparent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99"/>
    <style:style style:name="ce9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002cm solid #000000" fo:background-color="transparent" fo:border-left="none" fo:border-right="none" fo:border-top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transparent" fo:border-left="none" fo:border-right="none" fo:border-top="none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99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transparent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24" style:family="table-cell" style:parent-style-name="Default">
      <style:text-properties fo:color="#ff3333" fo:font-style="italic" style:font-style-asian="italic" style:font-style-complex="italic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 style:data-style-name="N99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transparent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6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6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7" style:family="table-cell" style:parent-style-name="Default" style:data-style-name="N106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1" style:family="table-cell" style:parent-style-name="Default" style:data-style-name="N99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2" style:family="table-cell" style:parent-style-name="Default" style:data-style-name="N99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ext-properties fo:color="#ff3333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6" style:family="table-cell" style:parent-style-name="Default">
      <style:text-properties fo:color="#000000"/>
    </style:style>
    <style:style style:name="ce47" style:family="table-cell" style:parent-style-name="Default" style:data-style-name="N37"/>
    <style:style style:name="ce48" style:family="table-cell" style:parent-style-name="Default">
      <style:table-cell-properties fo:border="0.002cm solid #000000"/>
      <style:text-properties fo:font-size="15pt" fo:font-weight="bold" style:font-size-asian="15pt" style:font-weight-asian="bold" style:font-size-complex="1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52" style:family="table-cell" style:parent-style-name="Default">
      <style:text-properties fo:color="#ff3333" fo:font-size="11pt" fo:font-style="italic" style:font-size-asian="11pt" style:font-style-asian="italic" style:font-size-complex="11pt" style:font-style-complex="italic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54" style:family="table-cell" style:parent-style-name="Default" style:data-style-name="N100"/>
    <style:style style:name="ce5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002cm solid #000000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order="none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02cm solid #000000" fo:border-left="none" fo:border-right="none" fo:border-top="none"/>
    </style:style>
    <style:style style:name="ce60" style:family="table-cell" style:parent-style-name="Default">
      <style:text-properties fo:font-size="11pt" style:font-size-asian="11pt" style:font-size-complex="11pt"/>
    </style:style>
    <style:style style:name="ce61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02cm solid #000000" fo:border-left="none" fo:border-right="0.002cm solid #000000" fo:border-top="none"/>
    </style:style>
    <style:style style:name="ce63" style:family="table-cell" style:parent-style-name="Default">
      <style:text-properties fo:font-size="7pt" style:font-size-asian="7pt" style:font-size-complex="7pt"/>
    </style:style>
    <style:style style:name="ce64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7" style:family="table-cell" style:parent-style-name="Default" style:data-style-name="N99">
      <style:table-cell-properties style:text-align-source="fix" style:repeat-content="false" fo:border="0.002cm solid #000000"/>
      <style:paragraph-properties fo:text-align="center" fo:margin-left="0cm"/>
    </style:style>
    <style:style style:name="ce68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fo:border-bottom="0.002cm solid #000000" fo:border-left="0.002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empli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2"/>
        </table:table-row>
        <table:table-row table:style-name="ro2">
          <table:table-cell/>
          <table:table-cell table:style-name="ce1" office:value-type="string" table:number-columns-spanned="5" table:number-rows-spanned="1">
            <text:p>Progetto PR2 2015 GRUPPO 32</text:p>
          </table:table-cell>
          <table:covered-table-cell table:number-columns-repeated="4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Matricola</text:p>
          </table:table-cell>
          <table:table-cell office:value-type="string">
            <text:p>Cognome</text:p>
          </table:table-cell>
          <table:table-cell office:value-type="string">
            <text:p>Nome</text:p>
          </table:table-cell>
          <table:table-cell table:number-columns-repeated="5"/>
          <table:table-cell table:style-name="ce30" table:number-columns-repeated="2"/>
        </table:table-row>
        <table:table-row table:style-name="ro1">
          <table:table-cell/>
          <table:table-cell office:value-type="string">
            <text:p>Autore1</text:p>
          </table:table-cell>
          <table:table-cell office:value-type="float" office:value="48292">
            <text:p>48292</text:p>
          </table:table-cell>
          <table:table-cell office:value-type="string">
            <text:p>Annis </text:p>
          </table:table-cell>
          <table:table-cell office:value-type="string">
            <text:p>Pier Paolo</text:p>
          </table:table-cell>
          <table:table-cell table:number-columns-repeated="5"/>
          <table:table-cell table:style-name="ce31"/>
          <table:table-cell table:style-name="ce32"/>
        </table:table-row>
        <table:table-row table:style-name="ro1">
          <table:table-cell/>
          <table:table-cell office:value-type="string">
            <text:p>Autore2</text:p>
          </table:table-cell>
          <table:table-cell office:value-type="float" office:value="48289">
            <text:p>48289</text:p>
          </table:table-cell>
          <table:table-cell office:value-type="string">
            <text:p>Sainas</text:p>
          </table:table-cell>
          <table:table-cell office:value-type="string">
            <text:p>Manolo</text:p>
          </table:table-cell>
          <table:table-cell/>
          <table:table-cell office:value-type="string" table:number-columns-spanned="3" table:number-rows-spanned="1">
            <text:p>CTRL+Shift+F9 ricalcola formule</text:p>
          </table:table-cell>
          <table:covered-table-cell table:number-columns-repeated="2"/>
          <table:table-cell/>
          <table:table-cell table:style-name="ce31"/>
          <table:table-cell table:style-name="ce32"/>
        </table:table-row>
        <table:table-row table:style-name="ro1">
          <table:table-cell/>
          <table:table-cell office:value-type="string">
            <text:p>Autore3</text:p>
          </table:table-cell>
          <table:table-cell office:value-type="float" office:value="48305">
            <text:p>48305</text:p>
          </table:table-cell>
          <table:table-cell office:value-type="string">
            <text:p>Pes</text:p>
          </table:table-cell>
          <table:table-cell office:value-type="string">
            <text:p>Nicola</text:p>
          </table:table-cell>
          <table:table-cell/>
          <table:table-cell office:value-type="string" table:number-columns-spanned="3" table:number-rows-spanned="1">
            <text:p>CTRL+Shift+Invio inserisce formula array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>
            <text:p>Semplice</text:p>
          </table:table-cell>
          <table:table-cell table:style-name="ce9" office:value-type="string" table:number-columns-spanned="2" table:number-rows-spanned="1">
            <text:p>ARROTONDA.MULTIPLO</text:p>
          </table:table-cell>
          <table:covered-table-cell table:style-name="ce9"/>
          <table:table-cell table:style-name="ce9"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table:style-name="ce3" office:value-type="string">
            <text:p>Complessa</text:p>
          </table:table-cell>
          <table:table-cell table:style-name="ce10" office:value-type="string" table:number-columns-spanned="2" table:number-rows-spanned="1">
            <text:p>SOMMA.SERIE</text:p>
          </table:table-cell>
          <table:covered-table-cell table:style-name="ce10"/>
          <table:table-cell table:style-name="ce10"/>
          <table:table-cell table:style-name="ce18"/>
          <table:table-cell table:style-name="ce22"/>
          <table:table-cell table:number-columns-repeated="5"/>
        </table:table-row>
        <table:table-row table:style-name="ro1">
          <table:table-cell/>
          <table:table-cell table:style-name="ce4" office:value-type="string">
            <text:p>Custom</text:p>
          </table:table-cell>
          <table:table-cell table:style-name="ce11" office:value-type="string">
            <text:p>Conta il numero di un certo tipo di file presenti in DropBox</text:p>
          </table:table-cell>
          <table:table-cell table:style-name="ce15" table:number-columns-repeated="3"/>
          <table:table-cell table:style-name="ce23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JarPath</text:p>
          </table:table-cell>
          <table:table-cell table:formula="of:=INFO.OBBA.OBBA.OBADDALLJARS(&quot;libs&quot;;1)" office:value-type="string" office:string-value="E:\PROGETTO PR2\completo(forse)\libs" table:number-columns-spanned="5" table:number-rows-spanned="1">
            <text:p>E:\PROGETTO PR2\completo(forse)\libs</text:p>
          </table:table-cell>
          <table:covered-table-cell table:number-columns-repeated="4"/>
          <table:table-cell/>
          <table:table-cell table:style-name="ce28" table:formula="of:=IF(ISTEXT([.C12]);&quot;&quot;;NA())">
            <text:p/>
          </table:table-cell>
          <table:table-cell table:number-columns-repeated="3"/>
        </table:table-row>
        <table:table-row table:style-name="ro3">
          <table:table-cell/>
          <table:table-cell office:value-type="string">
            <text:p>Classpath</text:p>
          </table:table-cell>
          <table:table-cell table:formula="of:=INFO.OBBA.OBBA.OBADDCLASSES(&quot;build\progetto2015.jar&quot;;1)" office:value-type="string" office:string-value="E:\PROGETTO PR2\completo(forse)\build\progetto2015.jar" table:number-columns-spanned="5" table:number-rows-spanned="1">
            <text:p>E:\PROGETTO PR2\completo(forse)\build\progetto2015.jar</text:p>
          </table:table-cell>
          <table:covered-table-cell table:number-columns-repeated="4"/>
          <table:table-cell table:style-name="ce24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table:number-columns-spanned="3" table:number-rows-spanned="1">
            <text:p>Funzione ARROTONDA.MULTIPLO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>
            <text:p>par1</text:p>
          </table:table-cell>
          <table:table-cell table:style-name="ce12" office:value-type="string">
            <text:p>par2</text:p>
          </table:table-cell>
          <table:table-cell table:style-name="ce12" office:value-type="string">
            <text:p>originale</text:p>
          </table:table-cell>
          <table:table-cell table:style-name="ce12" office:value-type="string">
            <text:p>oggetto</text:p>
          </table:table-cell>
          <table:table-cell table:style-name="ce12" office:value-type="string">
            <text:p>chiamata</text:p>
          </table:table-cell>
          <table:table-cell table:style-name="ce12" office:value-type="string">
            <text:p>risultato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6" office:value-type="float" office:value="22">
            <text:p>22</text:p>
          </table:table-cell>
          <table:table-cell table:style-name="ce13" office:value-type="float" office:value="3">
            <text:p>3</text:p>
          </table:table-cell>
          <table:table-cell table:style-name="ce16" table:formula="of:=MROUND([.B18];[.C18])" office:value-type="float" office:value="21">
            <text:p>21</text:p>
          </table:table-cell>
          <table:table-cell table:style-name="ce16" table:formula="of:=INFO.OBBA.OBBA.OBMAKE(&quot;oggetto1&quot;;&quot;it.unica.pr2.progetto2015.g48292_48289_48305.Semplice&quot;)" office:value-type="string" office:string-value="oggetto1 &#10;[4307]">
            <text:p>oggetto1 <text:line-break/>[4307]</text:p>
          </table:table-cell>
          <table:table-cell table:style-name="ce19" table:formula="of:=INFO.OBBA.OBBA.OBCALL(&quot;result1&quot;;[.E18];&quot;execute&quot;;INFO.OBBA.OBBA.OBMAKE(&quot;a&quot;;&quot;Double&quot;;[.B18]);INFO.OBBA.OBBA.OBMAKE(&quot;b&quot;;&quot;Double&quot;;[.C18]))" office:value-type="string" office:string-value="result1 &#10;[4317]">
            <text:p>result1 <text:line-break/>[4317]</text:p>
          </table:table-cell>
          <table:table-cell table:style-name="ce16" table:formula="of:=INFO.OBBA.OBBA.OBGET([.F18])" office:value-type="float" office:value="21">
            <text:p>21</text:p>
          </table:table-cell>
          <table:table-cell table:style-name="ce26" table:formula="of:=[.D18]=[.G18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77777">
            <text:p>77777</text:p>
          </table:table-cell>
          <table:table-cell table:style-name="ce13" office:value-type="float" office:value="12">
            <text:p>12</text:p>
          </table:table-cell>
          <table:table-cell table:style-name="ce16" table:formula="of:=MROUND([.B19];[.C19])" office:value-type="float" office:value="77772">
            <text:p>77772</text:p>
          </table:table-cell>
          <table:table-cell table:style-name="ce16" table:formula="of:=INFO.OBBA.OBBA.OBMAKE(&quot;oggetto2&quot;;&quot;it.unica.pr2.progetto2015.g48292_48289_48305.Semplice&quot;)" office:value-type="string" office:string-value="oggetto2 &#10;[4308]">
            <text:p>oggetto2 <text:line-break/>[4308]</text:p>
          </table:table-cell>
          <table:table-cell table:style-name="ce19" table:formula="of:=INFO.OBBA.OBBA.OBCALL(&quot;result2&quot;;[.E19];&quot;execute&quot;;INFO.OBBA.OBBA.OBMAKE(&quot;a&quot;;&quot;Double&quot;;[.B19]);INFO.OBBA.OBBA.OBMAKE(&quot;b&quot;;&quot;Double&quot;;[.C19]))" office:value-type="string" office:string-value="result2 &#10;[4320]">
            <text:p>result2 <text:line-break/>[4320]</text:p>
          </table:table-cell>
          <table:table-cell table:style-name="ce16" table:formula="of:=INFO.OBBA.OBBA.OBGET([.F19])" office:value-type="float" office:value="77772">
            <text:p>77772</text:p>
          </table:table-cell>
          <table:table-cell table:style-name="ce26" table:formula="of:=[.D19]=[.G19]" office:value-type="boolean" office:boolean-value="true">
            <text:p>VERO</text:p>
          </table:table-cell>
          <table:table-cell/>
          <table:table-cell table:style-name="ce29"/>
          <table:table-cell table:number-columns-repeated="2"/>
        </table:table-row>
        <table:table-row table:style-name="ro1">
          <table:table-cell/>
          <table:table-cell table:style-name="ce6" office:value-type="float" office:value="456">
            <text:p>456</text:p>
          </table:table-cell>
          <table:table-cell table:style-name="ce13" office:value-type="float" office:value="25">
            <text:p>25</text:p>
          </table:table-cell>
          <table:table-cell table:style-name="ce16" table:formula="of:=MROUND([.B20];[.C20])" office:value-type="float" office:value="450">
            <text:p>450</text:p>
          </table:table-cell>
          <table:table-cell table:style-name="ce16" table:formula="of:=INFO.OBBA.OBBA.OBMAKE(&quot;oggetto3&quot;;&quot;it.unica.pr2.progetto2015.g48292_48289_48305.Semplice&quot;)" office:value-type="string" office:string-value="oggetto3 &#10;[4309]">
            <text:p>oggetto3 <text:line-break/>[4309]</text:p>
          </table:table-cell>
          <table:table-cell table:style-name="ce19" table:formula="of:=INFO.OBBA.OBBA.OBCALL(&quot;result3&quot;;[.E20];&quot;execute&quot;;INFO.OBBA.OBBA.OBMAKE(&quot;a&quot;;&quot;Double&quot;;[.B20]);INFO.OBBA.OBBA.OBMAKE(&quot;b&quot;;&quot;Double&quot;;[.C20]))" office:value-type="string" office:string-value="result3 &#10;[4323]">
            <text:p>result3 <text:line-break/>[4323]</text:p>
          </table:table-cell>
          <table:table-cell table:style-name="ce16" table:formula="of:=INFO.OBBA.OBBA.OBGET([.F20])" office:value-type="float" office:value="450">
            <text:p>450</text:p>
          </table:table-cell>
          <table:table-cell table:style-name="ce26" table:formula="of:=[.D20]=[.G20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65.222">
            <text:p>165,222</text:p>
          </table:table-cell>
          <table:table-cell table:style-name="ce13" office:value-type="float" office:value="220.4">
            <text:p>220,4</text:p>
          </table:table-cell>
          <table:table-cell table:style-name="ce16" table:formula="of:=MROUND([.B21];[.C21])" office:value-type="float" office:value="220.4">
            <text:p>220,4</text:p>
          </table:table-cell>
          <table:table-cell table:style-name="ce16" table:formula="of:=INFO.OBBA.OBBA.OBMAKE(&quot;oggetto4&quot;;&quot;it.unica.pr2.progetto2015.g48292_48289_48305.Semplice&quot;)" office:value-type="string" office:string-value="oggetto4 &#10;[4310]">
            <text:p>oggetto4 <text:line-break/>[4310]</text:p>
          </table:table-cell>
          <table:table-cell table:style-name="ce19" table:formula="of:=INFO.OBBA.OBBA.OBCALL(&quot;result4&quot;;[.E21];&quot;execute&quot;;INFO.OBBA.OBBA.OBMAKE(&quot;a&quot;;&quot;Double&quot;;[.B21]);INFO.OBBA.OBBA.OBMAKE(&quot;b&quot;;&quot;Double&quot;;[.C21]))" office:value-type="string" office:string-value="result4 &#10;[4326]">
            <text:p>result4 <text:line-break/>[4326]</text:p>
          </table:table-cell>
          <table:table-cell table:style-name="ce16" table:formula="of:=INFO.OBBA.OBBA.OBGET([.F21])" office:value-type="float" office:value="220.4">
            <text:p>220,4</text:p>
          </table:table-cell>
          <table:table-cell table:style-name="ce26" table:formula="of:=[.D21]=[.G21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45.33">
            <text:p>45,33</text:p>
          </table:table-cell>
          <table:table-cell table:style-name="ce13" office:value-type="float" office:value="5.55">
            <text:p>5,55</text:p>
          </table:table-cell>
          <table:table-cell table:style-name="ce16" table:formula="of:=MROUND([.B22];[.C22])" office:value-type="float" office:value="44.4">
            <text:p>44,4</text:p>
          </table:table-cell>
          <table:table-cell table:style-name="ce16" table:formula="of:=INFO.OBBA.OBBA.OBMAKE(&quot;oggetto5&quot;;&quot;it.unica.pr2.progetto2015.g48292_48289_48305.Semplice&quot;)" office:value-type="string" office:string-value="oggetto5 &#10;[4311]">
            <text:p>oggetto5 <text:line-break/>[4311]</text:p>
          </table:table-cell>
          <table:table-cell table:style-name="ce19" table:formula="of:=INFO.OBBA.OBBA.OBCALL(&quot;result5&quot;;[.E22];&quot;execute&quot;;INFO.OBBA.OBBA.OBMAKE(&quot;a&quot;;&quot;Double&quot;;[.B22]);INFO.OBBA.OBBA.OBMAKE(&quot;b&quot;;&quot;Double&quot;;[.C22]))" office:value-type="string" office:string-value="result5 &#10;[4329]">
            <text:p>result5 <text:line-break/>[4329]</text:p>
          </table:table-cell>
          <table:table-cell table:style-name="ce16" table:formula="of:=INFO.OBBA.OBBA.OBGET([.F22])" office:value-type="float" office:value="44.4">
            <text:p>44,4</text:p>
          </table:table-cell>
          <table:table-cell table:style-name="ce26" table:formula="of:=[.D22]=[.G22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333.33">
            <text:p>3333,33</text:p>
          </table:table-cell>
          <table:table-cell table:style-name="ce13" office:value-type="float" office:value="178.17">
            <text:p>178,17</text:p>
          </table:table-cell>
          <table:table-cell table:style-name="ce16" table:formula="of:=MROUND([.B23];[.C23])" office:value-type="float" office:value="3385.23">
            <text:p>3385,23</text:p>
          </table:table-cell>
          <table:table-cell table:style-name="ce16" table:formula="of:=INFO.OBBA.OBBA.OBMAKE(&quot;oggetto6&quot;;&quot;it.unica.pr2.progetto2015.g48292_48289_48305.Semplice&quot;)" office:value-type="string" office:string-value="oggetto6 &#10;[4312]">
            <text:p>oggetto6 <text:line-break/>[4312]</text:p>
          </table:table-cell>
          <table:table-cell table:style-name="ce19" table:formula="of:=INFO.OBBA.OBBA.OBCALL(&quot;result6&quot;;[.E23];&quot;execute&quot;;INFO.OBBA.OBBA.OBMAKE(&quot;a&quot;;&quot;Double&quot;;[.B23]);INFO.OBBA.OBBA.OBMAKE(&quot;b&quot;;&quot;Double&quot;;[.C23]))" office:value-type="string" office:string-value="result6 &#10;[4332]">
            <text:p>result6 <text:line-break/>[4332]</text:p>
          </table:table-cell>
          <table:table-cell table:style-name="ce16" table:formula="of:=INFO.OBBA.OBBA.OBGET([.F23])" office:value-type="float" office:value="3385.23">
            <text:p>3385,23</text:p>
          </table:table-cell>
          <table:table-cell table:style-name="ce26" table:formula="of:=[.D23]=[.G23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48256">
            <text:p>48256</text:p>
          </table:table-cell>
          <table:table-cell table:style-name="ce13" office:value-type="float" office:value="44">
            <text:p>44</text:p>
          </table:table-cell>
          <table:table-cell table:style-name="ce16" table:formula="of:=MROUND([.B24];[.C24])" office:value-type="float" office:value="48268">
            <text:p>48268</text:p>
          </table:table-cell>
          <table:table-cell table:style-name="ce16" table:formula="of:=INFO.OBBA.OBBA.OBMAKE(&quot;oggetto7&quot;;&quot;it.unica.pr2.progetto2015.g48292_48289_48305.Semplice&quot;)" office:value-type="string" office:string-value="oggetto7 &#10;[4313]">
            <text:p>oggetto7 <text:line-break/>[4313]</text:p>
          </table:table-cell>
          <table:table-cell table:style-name="ce19" table:formula="of:=INFO.OBBA.OBBA.OBCALL(&quot;result7&quot;;[.E24];&quot;execute&quot;;INFO.OBBA.OBBA.OBMAKE(&quot;a&quot;;&quot;Double&quot;;[.B24]);INFO.OBBA.OBBA.OBMAKE(&quot;b&quot;;&quot;Double&quot;;[.C24]))" office:value-type="string" office:string-value="result7 &#10;[4335]">
            <text:p>result7 <text:line-break/>[4335]</text:p>
          </table:table-cell>
          <table:table-cell table:style-name="ce16" table:formula="of:=INFO.OBBA.OBBA.OBGET([.F24])" office:value-type="float" office:value="48268">
            <text:p>48268</text:p>
          </table:table-cell>
          <table:table-cell table:style-name="ce26" table:formula="of:=[.D24]=[.G24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1444">
            <text:p>1444</text:p>
          </table:table-cell>
          <table:table-cell table:style-name="ce14" office:value-type="float" office:value="12">
            <text:p>12</text:p>
          </table:table-cell>
          <table:table-cell table:style-name="ce17" table:formula="of:=MROUND([.B25];[.C25])" office:value-type="float" office:value="1440">
            <text:p>1440</text:p>
          </table:table-cell>
          <table:table-cell table:style-name="ce17" table:formula="of:=INFO.OBBA.OBBA.OBMAKE(&quot;oggetto8&quot;;&quot;it.unica.pr2.progetto2015.g48292_48289_48305.Semplice&quot;)" office:value-type="string" office:string-value="oggetto8 &#10;[4314]">
            <text:p>oggetto8 <text:line-break/>[4314]</text:p>
          </table:table-cell>
          <table:table-cell table:style-name="ce20" table:formula="of:=INFO.OBBA.OBBA.OBCALL(&quot;result8&quot;;[.E25];&quot;execute&quot;;INFO.OBBA.OBBA.OBMAKE(&quot;a&quot;;&quot;Double&quot;;[.B25]);INFO.OBBA.OBBA.OBMAKE(&quot;b&quot;;&quot;Double&quot;;[.C25]))" office:value-type="string" office:string-value="result8 &#10;[4338]">
            <text:p>result8 <text:line-break/>[4338]</text:p>
          </table:table-cell>
          <table:table-cell table:style-name="ce17" table:formula="of:=INFO.OBBA.OBBA.OBGET([.F25])" office:value-type="float" office:value="1440">
            <text:p>1440</text:p>
          </table:table-cell>
          <table:table-cell table:style-name="ce27" table:formula="of:=[.D25]=[.G25]" office:value-type="boolean" office:boolean-value="true">
            <text:p>VERO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 table:number-rows-repeated="7">
          <table:table-cell/>
          <table:table-cell table:style-name="ce8"/>
          <table:table-cell table:number-columns-repeated="4"/>
          <table:table-cell table:style-name="ce8"/>
          <table:table-cell/>
          <table:table-cell table:style-name="ce8"/>
          <table:table-cell table:number-columns-repeated="3"/>
        </table:table-row>
        <table:table-row table:style-name="ro1">
          <table:table-cell/>
          <table:table-cell table:style-name="ce8"/>
          <table:table-cell table:number-columns-repeated="4"/>
          <table:table-cell table:style-name="ce8"/>
          <table:table-cell/>
          <table:table-cell table:style-name="ce8"/>
          <table:table-cell table:number-columns-repeated="3"/>
        </table:table-row>
      </table:table>
      <table:table table:name="Complessa" table:style-name="ta1">
        <office:forms form:automatic-focus="false" form:apply-design-mode="false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3" table:default-cell-style-name="ce29"/>
        <table:table-column table:style-name="co14" table:default-cell-style-name="Default"/>
        <table:table-column table:style-name="co8" table:number-columns-repeated="2" table:default-cell-style-name="Default"/>
        <table:table-row table:style-name="ro1" table:number-rows-repeated="2">
          <table:table-cell table:number-columns-repeated="15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table:number-columns-spanned="9" table:number-rows-spanned="1">
            <text:p>Funzione SOMMA.SERIE</text:p>
          </table:table-cell>
          <table:covered-table-cell table:number-columns-repeated="8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15"/>
          <table:table-cell table:style-name="Default"/>
          <table:table-cell table:number-columns-repeated="3"/>
        </table:table-row>
        <table:table-row table:style-name="ro4">
          <table:table-cell/>
          <table:table-cell table:style-name="ce33" office:value-type="string">
            <text:p>X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M</text:p>
          </table:table-cell>
          <table:table-cell table:style-name="ce33" office:value-type="string">
            <text:p>C1</text:p>
          </table:table-cell>
          <table:table-cell table:style-name="ce33" office:value-type="string">
            <text:p>C2</text:p>
          </table:table-cell>
          <table:table-cell table:style-name="ce33" office:value-type="string">
            <text:p>C3</text:p>
          </table:table-cell>
          <table:table-cell table:style-name="ce33" office:value-type="string">
            <text:p>C4</text:p>
          </table:table-cell>
          <table:table-cell table:style-name="ce33" office:value-type="string">
            <text:p>C5</text:p>
          </table:table-cell>
          <table:table-cell table:style-name="ce33" office:value-type="string">
            <text:p>C6</text:p>
          </table:table-cell>
          <table:table-cell table:style-name="ce33" office:value-type="string">
            <text:p>C7</text:p>
          </table:table-cell>
          <table:table-cell table:style-name="ce33" office:value-type="string">
            <text:p>C8</text:p>
          </table:table-cell>
          <table:table-cell table:style-name="ce33" office:value-type="string">
            <text:p>C9</text:p>
          </table:table-cell>
          <table:table-cell table:style-name="ce33" office:value-type="string">
            <text:p>C10</text:p>
          </table:table-cell>
          <table:table-cell table:style-name="ce38" office:value-type="string">
            <text:p>originale</text:p>
          </table:table-cell>
          <table:table-cell table:style-name="ce33" office:value-type="string">
            <text:p>oggetto</text:p>
          </table:table-cell>
          <table:table-cell table:style-name="ce33" office:value-type="string">
            <text:p>chiamata</text:p>
          </table:table-cell>
          <table:table-cell table:style-name="ce38" office:value-type="string">
            <text:p>risultato</text:p>
          </table:table-cell>
          <table:table-cell table:style-name="ce33"/>
        </table:table-row>
        <table:table-row table:style-name="ro5">
          <table:table-cell/>
          <table:table-cell table:number-columns-repeated="2" table:style-name="ce34" office:value-type="float" office:value="2">
            <text:p>2,000</text:p>
          </table:table-cell>
          <table:table-cell table:style-name="ce34" office:value-type="float" office:value="3">
            <text:p>3,000</text:p>
          </table:table-cell>
          <table:table-cell table:style-name="ce36" office:value-type="float" office:value="1">
            <text:p>1,000</text:p>
          </table:table-cell>
          <table:table-cell table:style-name="ce36" table:number-columns-repeated="9"/>
          <table:table-cell table:style-name="ce36" table:formula="of:=SERIESSUM([.B6];[.C6];[.D6];[.E6:.N6])" office:value-type="float" office:value="4">
            <text:p>4,000</text:p>
          </table:table-cell>
          <table:table-cell table:style-name="ce39" table:formula="of:=INFO.OBBA.OBBA.OBMAKE(&quot;oggetto1&quot;;&quot;it.unica.pr2.progetto2015.g48292_48289_48305.Complessa&quot;)" office:value-type="string" office:string-value="oggetto1 &#10;[4339]">
            <text:p>oggetto1 <text:line-break/>[4339]</text:p>
          </table:table-cell>
          <table:table-cell table:style-name="ce41" table:formula="of:=INFO.OBBA.OBBA.OBCALL(&quot;result_complessa&quot;;[.P6];&quot;execute&quot;;INFO.OBBA.OBBA.OBMAKE(&quot;fad&quot;;&quot;Double[]&quot;;[.B6:.N6]))" office:value-type="string" office:string-value="result_complessa &#10;[4348]">
            <text:p>result_complessa <text:line-break/>[4348]</text:p>
          </table:table-cell>
          <table:table-cell table:style-name="ce39" table:formula="of:=INFO.OBBA.OBBA.OBGET([.Q6])" office:value-type="float" office:value="4">
            <text:p>4</text:p>
          </table:table-cell>
          <table:table-cell table:style-name="ce41" table:formula="of:=[.O6]=[.R6]" office:value-type="boolean" office:boolean-value="true">
            <text:p>VERO</text:p>
          </table:table-cell>
        </table:table-row>
        <table:table-row table:style-name="ro5">
          <table:table-cell/>
          <table:table-cell table:style-name="ce34" office:value-type="float" office:value="2">
            <text:p>2,000</text:p>
          </table:table-cell>
          <table:table-cell table:style-name="ce34" office:value-type="float" office:value="5">
            <text:p>5,000</text:p>
          </table:table-cell>
          <table:table-cell table:style-name="ce34" office:value-type="float" office:value="6">
            <text:p>6,000</text:p>
          </table:table-cell>
          <table:table-cell table:number-columns-repeated="2" table:style-name="ce36" office:value-type="float" office:value="2">
            <text:p>2,000</text:p>
          </table:table-cell>
          <table:table-cell table:style-name="ce36" office:value-type="float" office:value="3">
            <text:p>3,000</text:p>
          </table:table-cell>
          <table:table-cell table:style-name="ce36" office:value-type="float" office:value="4.6">
            <text:p>4,600</text:p>
          </table:table-cell>
          <table:table-cell table:style-name="ce36" table:number-columns-repeated="6"/>
          <table:table-cell table:style-name="ce36" table:formula="of:=SERIESSUM([.B7];[.C7];[.D7];[.E7:.N7])" office:value-type="float" office:value="38984972.8">
            <text:p>38984972,800</text:p>
          </table:table-cell>
          <table:table-cell table:style-name="ce39" table:formula="of:=INFO.OBBA.OBBA.OBMAKE(&quot;oggetto2&quot;;&quot;it.unica.pr2.progetto2015.g48292_48289_48305.Complessa&quot;)" office:value-type="string" office:string-value="oggetto2 &#10;[4340]">
            <text:p>oggetto2 <text:line-break/>[4340]</text:p>
          </table:table-cell>
          <table:table-cell table:style-name="ce41" table:formula="of:=INFO.OBBA.OBBA.OBCALL(&quot;result_complessa2&quot;;[.P7];&quot;execute&quot;;INFO.OBBA.OBBA.OBMAKE(&quot;fad&quot;;&quot;Double[]&quot;;[.B7:.N7]))" office:value-type="string" office:string-value="result_complessa2 &#10;[4350]">
            <text:p>result_complessa2 <text:line-break/>[4350]</text:p>
          </table:table-cell>
          <table:table-cell table:style-name="ce39" table:formula="of:=INFO.OBBA.OBBA.OBGET([.Q7])" office:value-type="float" office:value="38984972.8">
            <text:p>38984972,8</text:p>
          </table:table-cell>
          <table:table-cell table:style-name="ce41" table:formula="of:=[.O7]=[.R7]" office:value-type="boolean" office:boolean-value="true">
            <text:p>VERO</text:p>
          </table:table-cell>
        </table:table-row>
        <table:table-row table:style-name="ro5">
          <table:table-cell/>
          <table:table-cell table:number-columns-repeated="2" table:style-name="ce34" office:value-type="float" office:value="2">
            <text:p>2,000</text:p>
          </table:table-cell>
          <table:table-cell table:style-name="ce34" office:value-type="float" office:value="2.002">
            <text:p>2,002</text:p>
          </table:table-cell>
          <table:table-cell table:number-columns-repeated="4" table:style-name="ce36" office:value-type="float" office:value="1">
            <text:p>1,000</text:p>
          </table:table-cell>
          <table:table-cell table:style-name="ce36"/>
          <table:table-cell table:style-name="ce36" office:value-type="float" office:value="1">
            <text:p>1,000</text:p>
          </table:table-cell>
          <table:table-cell table:style-name="ce36" office:value-type="float" office:value="0.22">
            <text:p>0,220</text:p>
          </table:table-cell>
          <table:table-cell table:style-name="ce36" office:value-type="float" office:value="2.66">
            <text:p>2,660</text:p>
          </table:table-cell>
          <table:table-cell table:style-name="ce36" table:number-columns-repeated="2"/>
          <table:table-cell table:style-name="ce36" table:formula="of:=SERIESSUM([.B8];[.C8];[.D8];[.E8:.N8])" office:value-type="float" office:value="184126.005333237">
            <text:p>184126,005</text:p>
          </table:table-cell>
          <table:table-cell table:style-name="ce39" table:formula="of:=INFO.OBBA.OBBA.OBMAKE(&quot;oggetto3&quot;;&quot;it.unica.pr2.progetto2015.g48292_48289_48305.Complessa&quot;)" office:value-type="string" office:string-value="oggetto3 &#10;[4341]">
            <text:p>oggetto3 <text:line-break/>[4341]</text:p>
          </table:table-cell>
          <table:table-cell table:style-name="ce41" table:formula="of:=INFO.OBBA.OBBA.OBCALL(&quot;result_complessa3&quot;;[.P8];&quot;execute&quot;;INFO.OBBA.OBBA.OBMAKE(&quot;fad&quot;;&quot;Double[]&quot;;[.B8:.N8]))" office:value-type="string" office:string-value="result_complessa3 &#10;[4352]">
            <text:p>result_complessa3 <text:line-break/>[4352]</text:p>
          </table:table-cell>
          <table:table-cell table:style-name="ce39" table:formula="of:=INFO.OBBA.OBBA.OBGET([.Q8])" office:value-type="float" office:value="184126.005333237">
            <text:p>184126,005333237</text:p>
          </table:table-cell>
          <table:table-cell table:style-name="ce41" table:formula="of:=[.O8]=[.R8]" office:value-type="boolean" office:boolean-value="true">
            <text:p>VERO</text:p>
          </table:table-cell>
        </table:table-row>
        <table:table-row table:style-name="ro5">
          <table:table-cell/>
          <table:table-cell table:style-name="ce34" office:value-type="float" office:value="1.897">
            <text:p>1,897</text:p>
          </table:table-cell>
          <table:table-cell table:number-columns-repeated="2" table:style-name="ce34" office:value-type="float" office:value="1">
            <text:p>1,000</text:p>
          </table:table-cell>
          <table:table-cell table:style-name="ce36" office:value-type="float" office:value="0.75">
            <text:p>0,750</text:p>
          </table:table-cell>
          <table:table-cell table:style-name="ce36" office:value-type="float" office:value="0.99">
            <text:p>0,990</text:p>
          </table:table-cell>
          <table:table-cell table:style-name="ce36" office:value-type="float" office:value="0.55">
            <text:p>0,550</text:p>
          </table:table-cell>
          <table:table-cell table:style-name="ce36" table:number-columns-repeated="7"/>
          <table:table-cell table:style-name="ce36" table:formula="of:=SERIESSUM([.B9];[.C9];[.D9];[.E9:.N9])" office:value-type="float" office:value="8.73998161015">
            <text:p>8,740</text:p>
          </table:table-cell>
          <table:table-cell table:style-name="ce39" table:formula="of:=INFO.OBBA.OBBA.OBMAKE(&quot;oggetto4&quot;;&quot;it.unica.pr2.progetto2015.g48292_48289_48305.Complessa&quot;)" office:value-type="string" office:string-value="oggetto4 &#10;[4342]">
            <text:p>oggetto4 <text:line-break/>[4342]</text:p>
          </table:table-cell>
          <table:table-cell table:style-name="ce41" table:formula="of:=INFO.OBBA.OBBA.OBCALL(&quot;result_complessa4&quot;;[.P9];&quot;execute&quot;;INFO.OBBA.OBBA.OBMAKE(&quot;fad&quot;;&quot;Double[]&quot;;[.B9:.N9]))" office:value-type="string" office:string-value="result_complessa4 &#10;[4354]">
            <text:p>result_complessa4 <text:line-break/>[4354]</text:p>
          </table:table-cell>
          <table:table-cell table:style-name="ce39" table:formula="of:=INFO.OBBA.OBBA.OBGET([.Q9])" office:value-type="float" office:value="8.73998161015">
            <text:p>8,7399816102</text:p>
          </table:table-cell>
          <table:table-cell table:style-name="ce41" table:formula="of:=[.O9]=[.R9]" office:value-type="boolean" office:boolean-value="true">
            <text:p>VERO</text:p>
          </table:table-cell>
        </table:table-row>
        <table:table-row table:style-name="ro5">
          <table:table-cell/>
          <table:table-cell table:style-name="ce34" office:value-type="float" office:value="3.001">
            <text:p>3,001</text:p>
          </table:table-cell>
          <table:table-cell table:style-name="ce34" office:value-type="float" office:value="1.2">
            <text:p>1,200</text:p>
          </table:table-cell>
          <table:table-cell table:style-name="ce34" office:value-type="float" office:value="3">
            <text:p>3,000</text:p>
          </table:table-cell>
          <table:table-cell table:style-name="ce36" table:number-columns-repeated="9"/>
          <table:table-cell table:style-name="ce36" office:value-type="float" office:value="0.001">
            <text:p>0,001</text:p>
          </table:table-cell>
          <table:table-cell table:style-name="ce36" table:formula="of:=SERIESSUM([.B10];[.C10];[.D10];[.E10:.N10])" office:value-type="float" office:value="28767430396.4868">
            <text:p>28767430396,487</text:p>
          </table:table-cell>
          <table:table-cell table:style-name="ce39" table:formula="of:=INFO.OBBA.OBBA.OBMAKE(&quot;oggetto5&quot;;&quot;it.unica.pr2.progetto2015.g48292_48289_48305.Complessa&quot;)" office:value-type="string" office:string-value="oggetto5 &#10;[4343]">
            <text:p>oggetto5 <text:line-break/>[4343]</text:p>
          </table:table-cell>
          <table:table-cell table:style-name="ce41" table:formula="of:=INFO.OBBA.OBBA.OBCALL(&quot;result_complessa5&quot;;[.P10];&quot;execute&quot;;INFO.OBBA.OBBA.OBMAKE(&quot;fad&quot;;&quot;Double[]&quot;;[.B10:.N10]))" office:value-type="string" office:string-value="result_complessa5 &#10;[4356]">
            <text:p>result_complessa5 <text:line-break/>[4356]</text:p>
          </table:table-cell>
          <table:table-cell table:style-name="ce39" table:formula="of:=INFO.OBBA.OBBA.OBGET([.Q10])" office:value-type="float" office:value="28767430396.4868">
            <text:p>28767430396,4868</text:p>
          </table:table-cell>
          <table:table-cell table:style-name="ce41" table:formula="of:=[.O10]=[.R10]" office:value-type="boolean" office:boolean-value="true">
            <text:p>VERO</text:p>
          </table:table-cell>
        </table:table-row>
        <table:table-row table:style-name="ro5">
          <table:table-cell/>
          <table:table-cell table:style-name="ce34" office:value-type="float" office:value="5">
            <text:p>5,000</text:p>
          </table:table-cell>
          <table:table-cell table:number-columns-repeated="2" table:style-name="ce34" office:value-type="float" office:value="1">
            <text:p>1,000</text:p>
          </table:table-cell>
          <table:table-cell table:style-name="ce36" office:value-type="float" office:value="2">
            <text:p>2,000</text:p>
          </table:table-cell>
          <table:table-cell table:style-name="ce36" table:number-columns-repeated="2"/>
          <table:table-cell table:style-name="ce36" office:value-type="float" office:value="0.005">
            <text:p>0,005</text:p>
          </table:table-cell>
          <table:table-cell table:style-name="ce36" table:number-columns-repeated="2"/>
          <table:table-cell table:style-name="ce36" office:value-type="float" office:value="0.017">
            <text:p>0,017</text:p>
          </table:table-cell>
          <table:table-cell table:style-name="ce36" table:number-columns-repeated="3"/>
          <table:table-cell table:style-name="ce36" table:formula="of:=SERIESSUM([.B11];[.C11];[.D11];[.E11:.N11])" office:value-type="float" office:value="1341.25">
            <text:p>1341,250</text:p>
          </table:table-cell>
          <table:table-cell table:style-name="ce39" table:formula="of:=INFO.OBBA.OBBA.OBMAKE(&quot;oggetto6&quot;;&quot;it.unica.pr2.progetto2015.g48292_48289_48305.Complessa&quot;)" office:value-type="string" office:string-value="oggetto6 &#10;[4344]">
            <text:p>oggetto6 <text:line-break/>[4344]</text:p>
          </table:table-cell>
          <table:table-cell table:style-name="ce41" table:formula="of:=INFO.OBBA.OBBA.OBCALL(&quot;result_complessa6&quot;;[.P11];&quot;execute&quot;;INFO.OBBA.OBBA.OBMAKE(&quot;fad&quot;;&quot;Double[]&quot;;[.B11:.N11]))" office:value-type="string" office:string-value="result_complessa6 &#10;[4358]">
            <text:p>result_complessa6 <text:line-break/>[4358]</text:p>
          </table:table-cell>
          <table:table-cell table:style-name="ce39" table:formula="of:=INFO.OBBA.OBBA.OBGET([.Q11])" office:value-type="float" office:value="1341.25">
            <text:p>1341,25</text:p>
          </table:table-cell>
          <table:table-cell table:style-name="ce41" table:formula="of:=[.O11]=[.R11]" office:value-type="boolean" office:boolean-value="true">
            <text:p>VERO</text:p>
          </table:table-cell>
        </table:table-row>
        <table:table-row table:style-name="ro5">
          <table:table-cell/>
          <table:table-cell table:style-name="ce34" office:value-type="float" office:value="3">
            <text:p>3,000</text:p>
          </table:table-cell>
          <table:table-cell table:number-columns-repeated="2" table:style-name="ce34" office:value-type="float" office:value="5">
            <text:p>5,000</text:p>
          </table:table-cell>
          <table:table-cell table:style-name="ce36" office:value-type="float" office:value="0.6">
            <text:p>0,600</text:p>
          </table:table-cell>
          <table:table-cell table:style-name="ce36" office:value-type="float" office:value="0.001">
            <text:p>0,001</text:p>
          </table:table-cell>
          <table:table-cell table:style-name="ce36" table:number-columns-repeated="8"/>
          <table:table-cell table:style-name="ce36" table:formula="of:=SERIESSUM([.B12];[.C12];[.D12];[.E12:.N12])" office:value-type="float" office:value="204.849">
            <text:p>204,849</text:p>
          </table:table-cell>
          <table:table-cell table:style-name="ce39" table:formula="of:=INFO.OBBA.OBBA.OBMAKE(&quot;oggetto7&quot;;&quot;it.unica.pr2.progetto2015.g48292_48289_48305.Complessa&quot;)" office:value-type="string" office:string-value="oggetto7 &#10;[4345]">
            <text:p>oggetto7 <text:line-break/>[4345]</text:p>
          </table:table-cell>
          <table:table-cell table:style-name="ce41" table:formula="of:=INFO.OBBA.OBBA.OBCALL(&quot;result_complessa7&quot;;[.P12];&quot;execute&quot;;INFO.OBBA.OBBA.OBMAKE(&quot;fad&quot;;&quot;Double[]&quot;;[.B12:.N12]))" office:value-type="string" office:string-value="result_complessa7 &#10;[4360]">
            <text:p>result_complessa7 <text:line-break/>[4360]</text:p>
          </table:table-cell>
          <table:table-cell table:style-name="ce39" table:formula="of:=INFO.OBBA.OBBA.OBGET([.Q12])" office:value-type="float" office:value="204.849">
            <text:p>204,849</text:p>
          </table:table-cell>
          <table:table-cell table:style-name="ce41" table:formula="of:=[.O12]=[.R12]" office:value-type="boolean" office:boolean-value="true">
            <text:p>VERO</text:p>
          </table:table-cell>
        </table:table-row>
        <table:table-row table:style-name="ro5">
          <table:table-cell/>
          <table:table-cell table:style-name="ce35" office:value-type="float" office:value="2">
            <text:p>2,000</text:p>
          </table:table-cell>
          <table:table-cell table:number-columns-repeated="2" table:style-name="ce35" office:value-type="float" office:value="1">
            <text:p>1,000</text:p>
          </table:table-cell>
          <table:table-cell table:style-name="ce37" table:number-columns-repeated="2"/>
          <table:table-cell table:style-name="ce37" office:value-type="float" office:value="2">
            <text:p>2,000</text:p>
          </table:table-cell>
          <table:table-cell table:style-name="ce37" office:value-type="float" office:value="3">
            <text:p>3,000</text:p>
          </table:table-cell>
          <table:table-cell table:style-name="ce37" office:value-type="float" office:value="4">
            <text:p>4,000</text:p>
          </table:table-cell>
          <table:table-cell table:style-name="ce37" office:value-type="float" office:value="5">
            <text:p>5,000</text:p>
          </table:table-cell>
          <table:table-cell table:style-name="ce37" office:value-type="float" office:value="6">
            <text:p>6,000</text:p>
          </table:table-cell>
          <table:table-cell table:style-name="ce37" office:value-type="float" office:value="2">
            <text:p>2,000</text:p>
          </table:table-cell>
          <table:table-cell table:number-columns-repeated="2" table:style-name="ce37" office:value-type="float" office:value="3">
            <text:p>3,000</text:p>
          </table:table-cell>
          <table:table-cell table:style-name="ce37" table:formula="of:=SERIESSUM([.B13];[.C13];[.D13];[.E13:.N13])" office:value-type="float" office:value="6400">
            <text:p>6400,000</text:p>
          </table:table-cell>
          <table:table-cell table:style-name="ce40" table:formula="of:=INFO.OBBA.OBBA.OBMAKE(&quot;oggetto8&quot;;&quot;it.unica.pr2.progetto2015.g48292_48289_48305.Complessa&quot;)" office:value-type="string" office:string-value="oggetto8 &#10;[4346]">
            <text:p>oggetto8 <text:line-break/>[4346]</text:p>
          </table:table-cell>
          <table:table-cell table:style-name="ce42" table:formula="of:=INFO.OBBA.OBBA.OBCALL(&quot;result_complessa8&quot;;[.P13];&quot;execute&quot;;INFO.OBBA.OBBA.OBMAKE(&quot;fad&quot;;&quot;Double[]&quot;;[.B13:.N13]))" office:value-type="string" office:string-value="result_complessa8 &#10;[4362]">
            <text:p>result_complessa8 <text:line-break/>[4362]</text:p>
          </table:table-cell>
          <table:table-cell table:style-name="ce40" table:formula="of:=INFO.OBBA.OBBA.OBGET([.Q13])" office:value-type="float" office:value="6400">
            <text:p>6400</text:p>
          </table:table-cell>
          <table:table-cell table:style-name="ce42" table:formula="of:=[.O13]=[.R13]" office:value-type="boolean" office:boolean-value="true">
            <text:p>VERO</text:p>
          </table:table-cell>
        </table:table-row>
        <table:table-row table:style-name="ro5">
          <table:table-cell table:number-columns-repeated="15"/>
          <table:table-cell table:style-name="Default"/>
          <table:table-cell table:number-columns-repeated="3"/>
        </table:table-row>
        <table:table-row table:style-name="ro5" table:number-rows-repeated="8">
          <table:table-cell table:number-columns-repeated="19"/>
        </table:table-row>
        <table:table-row table:style-name="ro5">
          <table:table-cell table:number-columns-repeated="19"/>
        </table:table-row>
      </table:table>
      <table:table table:name="Custom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6">
          <table:table-cell/>
          <table:table-cell table:style-name="ce43" office:value-type="string" table:number-columns-spanned="3" table:number-rows-spanned="1">
            <text:p>Funzione Custom</text:p>
          </table:table-cell>
          <table:covered-table-cell table:style-name="ce45"/>
          <table:covered-table-cell/>
          <table:table-cell table:number-columns-repeated="4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46" office:value-type="string">
            <text:p>andare sul seguente link</text:p>
          </table:table-cell>
          <table:table-cell office:value-type="string">
            <text:p><text:a xlink:href="https://www.dropbox.com/1/oauth2/authorize?locale=en_US&amp;client_id=4orqwyvkflkfo8j&amp;response_type=code">https://www.dropbox.com/1/oauth2/authorize?locale=en_US&amp;client_id=4orqwyvkflkfo8j&amp;response_type=code</text:a></text:p>
          </table:table-cell>
          <table:table-cell table:style-name="ce60" table:number-columns-repeated="3"/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digitare “allow” o “permettere”</text:p>
          </table:table-cell>
          <table:table-cell table:style-name="ce53"/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opiare nella cella C10 il codice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crivere il tipo di file da contare nella cella D10</text:p>
          </table:table-cell>
          <table:table-cell table:number-columns-repeated="5"/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47" office:value-type="string">
            <text:p>aggiornare la pagina con CTRL+Shift+F9 solo se non si aggiorna in automatico</text:p>
          </table:table-cell>
          <table:table-cell table:style-name="ce54"/>
          <table:table-cell table:number-columns-repeated="4"/>
        </table:table-row>
        <table:table-row table:style-name="ro1">
          <table:table-cell table:number-columns-repeated="5"/>
          <table:table-cell table:style-name="ce64" office:value-type="string">
            <text:p>oggetto*</text:p>
          </table:table-cell>
          <table:table-cell table:style-name="ce64" office:value-type="string">
            <text:p>chiamata*</text:p>
          </table:table-cell>
          <table:table-cell/>
        </table:table-row>
        <table:table-row table:style-name="ro5">
          <table:table-cell table:number-columns-repeated="2"/>
          <table:table-cell table:style-name="ce48" office:value-type="string">
            <text:p>codice</text:p>
          </table:table-cell>
          <table:table-cell table:style-name="ce55" office:value-type="string">
            <text:p><text:span text:style-name="T1">Tipo di file</text:span> da contare (scrivere estensione ad esempio .pdf)</text:p>
          </table:table-cell>
          <table:table-cell table:style-name="ce28"/>
          <table:table-cell table:style-name="ce65" table:formula="of:=INFO.OBBA.OBBA.OBMAKE(&quot;oggettoCustom&quot;;&quot;it.unica.pr2.progetto2015.g48292_48289_48305.Custom&quot;)" office:value-type="string" office:string-value="oggettoCustom &#10;[4364]">
            <text:p>oggettoCustom <text:line-break/>[4364]</text:p>
          </table:table-cell>
          <table:table-cell table:style-name="ce67" table:formula="of:=INFO.OBBA.OBBA.OBCALL(&quot;result_custom1&quot;;[.F9];&quot;execute&quot;;INFO.OBBA.OBBA.OBMAKE(&quot;a&quot;;&quot;String&quot;;[.C14]);INFO.OBBA.OBBA.OBMAKE(&quot;b&quot;;&quot;String&quot;;[.D10]))" office:value-type="boolean" office:boolean-value="false">
            <text:p>#VALORE!</text:p>
          </table:table-cell>
          <table:table-cell table:style-name="ce68" office:value-type="string">
            <text:p>execute</text:p>
          </table:table-cell>
        </table:table-row>
        <table:table-row table:style-name="ro8">
          <table:table-cell table:number-columns-repeated="2"/>
          <table:table-cell table:style-name="ce49" office:value-type="string">
            <text:p>copia qui il codice</text:p>
          </table:table-cell>
          <table:table-cell table:style-name="ce56" office:value-type="string">
            <text:p>.pdf</text:p>
          </table:table-cell>
          <table:table-cell table:style-name="ce53"/>
          <table:table-cell/>
          <table:table-cell table:style-name="ce42" table:formula="of:=INFO.OBBA.OBBA.OBCALL(&quot;AccessToken&quot;;[.F9];&quot;getAccessToken&quot;;INFO.OBBA.OBBA.OBMAKE(&quot;a&quot;;&quot;String&quot;;[.C10]))" office:value-type="boolean" office:boolean-value="false">
            <text:p>#VALORE!</text:p>
          </table:table-cell>
          <table:table-cell table:style-name="ce69" office:value-type="string">
            <text:p>accessToken</text:p>
          </table:table-cell>
        </table:table-row>
        <table:table-row table:style-name="ro9">
          <table:table-cell table:number-columns-repeated="2"/>
          <table:table-cell table:style-name="ce49"/>
          <table:table-cell table:style-name="ce57"/>
          <table:table-cell table:style-name="ce53"/>
          <table:table-cell/>
          <table:table-cell table:style-name="ce8"/>
          <table:table-cell/>
        </table:table-row>
        <table:table-row table:style-name="ro10">
          <table:table-cell table:number-columns-repeated="8"/>
        </table:table-row>
        <table:table-row table:style-name="ro10">
          <table:table-cell table:number-columns-repeated="2"/>
          <table:table-cell table:style-name="ce50" office:value-type="string">
            <text:p>ACCESSTOKEN*</text:p>
          </table:table-cell>
          <table:table-cell table:style-name="ce58" office:value-type="string">
            <text:p>ACCOUNT*</text:p>
          </table:table-cell>
          <table:table-cell table:style-name="ce61" office:value-type="string">
            <text:p>risultato*</text:p>
          </table:table-cell>
          <table:table-cell table:style-name="ce66"/>
          <table:table-cell table:number-columns-repeated="2"/>
        </table:table-row>
        <table:table-row table:style-name="ro11">
          <table:table-cell table:number-columns-repeated="2"/>
          <table:table-cell table:style-name="ce51" table:formula="of:=INFO.OBBA.OBBA.OBGET([.G10])" office:value-type="float" office:value="0">
            <text:p>#VALORE!</text:p>
          </table:table-cell>
          <table:table-cell table:style-name="ce59" table:number-matrix-columns-spanned="2" table:number-matrix-rows-spanned="1" table:formula="of:=INFO.OBBA.OBBA.OBGET([.G9])" office:value-type="float" office:value="0">
            <text:p>#VALORE!</text:p>
          </table:table-cell>
          <table:table-cell table:style-name="ce62" office:value-type="float" office:value="0">
            <text:p>#VALORE!</text:p>
          </table:table-cell>
          <table:table-cell office:value-type="string">
            <text:p>*non compilare questi campi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2">
          <table:table-cell/>
          <table:table-cell table:style-name="ce44" office:value-type="string">
            <text:p>nota:</text:p>
          </table:table-cell>
          <table:table-cell table:style-name="ce52" office:value-type="string" table:number-columns-spanned="4" table:number-rows-spanned="1">
            <text:p>** per poter usufruire del servizio bisogna avere un<text:span text:style-name="T1"> account DropBox</text:span> e <text:span text:style-name="T1">seguire i seguenti passi 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** se si aggiorna la pagina più di una volta il codice inserito non sarà più valido</text:p>
          </table:table-cell>
          <table:table-cell table:style-name="ce8"/>
          <table:table-cell table:style-name="ce63"/>
          <table:table-cell table:number-columns-repeated="3"/>
        </table:table-row>
        <table:table-row table:style-name="ro3">
          <table:table-cell table:number-columns-repeated="2"/>
          <table:table-cell table:style-name="ce24" office:value-type="string">
            <text:p>**se si vuole <text:span text:style-name="T1">contare un nuovo tipo di file</text:span>: <text:s/>scrivere la nuova estensione in D10 <text:span text:style-name="T1">senza aggiornare la pagina</text:span>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Corsiv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6" number:min-integer-digits="1"/>
    </number:number-style>
    <number:number-style style:name="N106">
      <number:number number:decimal-places="3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4" number:min-integer-digits="1"/>
    </number:number-style>
    <number:number-style style:name="N158">
      <number:number number:decimal-places="5" number:min-integer-digits="1"/>
    </number:number-style>
    <number:number-style style:name="N159">
      <number:number number:decimal-places="7" number:min-integer-digits="1"/>
    </number:number-style>
    <number:number-style style:name="N160">
      <number:number number:decimal-places="8" number:min-integer-digits="1"/>
    </number:number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number-style style:name="N165">
      <number:number number:decimal-places="13" number:min-integer-digits="1"/>
    </number:number-style>
    <number:number-style style:name="N166">
      <number:number number:decimal-places="1" number:min-integer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24/06/2015</text:date>, <text:time>17.37.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0:48:03</meta:creation-date>
    <dc:date>2015-06-24T17:37:10.17</dc:date>
    <meta:editing-duration>PT23H23M31S</meta:editing-duration>
    <meta:editing-cycles>87</meta:editing-cycles>
    <meta:generator>OpenOffice_Beta/4.1.0$Win32 OpenOffice.org_project/410m14$Build-9760</meta:generator>
    <dc:creator>Pier Paolo Annis</dc:creator>
    <meta:document-statistic meta:table-count="3" meta:cell-count="237" meta:object-count="0"/>
  </office:meta>
</office:document-meta>
</file>